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mo"/>
    </style:style>
    <style:style style:name="P2" style:family="paragraph" style:parent-style-name="Standard">
      <style:text-properties style:font-name="Arimo" officeooo:rsid="000a8fb5" officeooo:paragraph-rsid="000a8fb5"/>
    </style:style>
    <style:style style:name="P3" style:family="paragraph" style:parent-style-name="Standard">
      <style:text-properties style:font-name="Arimo" officeooo:rsid="000b0db3" officeooo:paragraph-rsid="000b0db3"/>
    </style:style>
    <style:style style:name="P4" style:family="paragraph" style:parent-style-name="Standard">
      <style:text-properties style:font-name="Arimo" officeooo:rsid="000b6a7b" officeooo:paragraph-rsid="000b6a7b"/>
    </style:style>
    <style:style style:name="P5" style:family="paragraph" style:parent-style-name="Standard">
      <style:text-properties style:font-name="Arimo" officeooo:rsid="000c5027" officeooo:paragraph-rsid="000d0376"/>
    </style:style>
    <style:style style:name="P6" style:family="paragraph" style:parent-style-name="Standard">
      <style:text-properties style:font-name="Arimo" officeooo:rsid="000d0376" officeooo:paragraph-rsid="000d0376"/>
    </style:style>
    <style:style style:name="P7" style:family="paragraph" style:parent-style-name="Standard">
      <style:text-properties style:font-name="Arimo" officeooo:rsid="000d5460" officeooo:paragraph-rsid="000d5460"/>
    </style:style>
    <style:style style:name="T1" style:family="text">
      <style:text-properties officeooo:rsid="000b6a7b"/>
    </style:style>
    <style:style style:name="T2" style:family="text">
      <style:text-properties officeooo:rsid="000c5027"/>
    </style:style>
    <style:style style:name="T3" style:family="text">
      <style:text-properties officeooo:rsid="000d0376"/>
    </style:style>
    <style:style style:name="T4" style:family="text">
      <style:text-properties officeooo:rsid="000d54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 :<text:tab/>”Game Fan-Attic” </text:p>
      <text:p text:style-name="P1"/>
      <text:p text:style-name="P2">besoin du client :<text:tab/>faire version une logicielle du jeu Rolit</text:p>
      <text:p text:style-name="P2"/>
      <text:p text:style-name="P2">membre du projet :<text:tab/>KAENCHANH Prady RAIS Djibril <text:span text:style-name="T1">RAIES Ahmed</text:span></text:p>
      <text:p text:style-name="P2"/>
      <text:p text:style-name="P3">rôle et organisation : ????</text:p>
      <text:p text:style-name="P3"/>
      <text:p text:style-name="P7">planning : <text:tab/>semaine du 30/09 au 04/10 → cahier des charges</text:p>
      <text:p text:style-name="P7"><text:tab/><text:tab/>du 07/10 au 15/11 → produire un prototype jouable en mode terminal</text:p>
      <text:p text:style-name="P7"><text:tab/><text:tab/>semaine du 18/11 au 22/11 → réunion avec le client, rendre le 2eme cahier <text:tab/><text:tab/><text:tab/><text:tab/><text:tab/><text:tab/>des charges</text:p>
      <text:p text:style-name="P7"><text:tab/><text:tab/>semaine du 16/12 au 20/12 → 2eme réunion, programme et cdc finale</text:p>
      <text:p text:style-name="P7"><text:s/></text:p>
      <text:p text:style-name="P4">technologie utilisé : python et le module fltk</text:p>
      <text:p text:style-name="P2"/>
      <text:p text:style-name="P2">idee  :<text:tab/><text:tab/><text:tab/>- modéliser le plateau avec un tableau a double entré de taille 8x8</text:p>
      <text:p text:style-name="P2"><text:tab/><text:tab/><text:tab/>- <text:span text:style-name="T2">stocker les couleur et leur coordonnée</text:span></text:p>
      <text:p text:style-name="P2"><text:tab/><text:tab/><text:tab/>- demander le nombre de joueur, <text:span text:style-name="T2">le nombre de manche, attribuer une <text:tab/><text:tab/><text:tab/>couleur par joueur </text:span><text:span text:style-name="T3">et demander un pseudo a chaque joueur </text:span></text:p>
      <text:p text:style-name="P2"><text:tab/><text:tab/><text:tab/>- <text:span text:style-name="T2">stocker les score de chaque manche </text:span></text:p>
      <text:p text:style-name="P2"><text:tab/><text:tab/><text:tab/>- <text:span text:style-name="T3">nombre de bille restante de chaque joueur avant la fin </text:span></text:p>
      <text:p text:style-name="P2"><text:tab/><text:tab/><text:tab/>- difficulté – diagonal, <text:span text:style-name="T3">respecter les règles, esthétique</text:span></text:p>
      <text:p text:style-name="P5"><text:tab/><text:tab/><text:tab/>parti fltk : <text:tab/>faire une grille</text:p>
      <text:p text:style-name="P5"><text:tab/><text:tab/><text:tab/><text:tab/><text:tab/>cliquer sur la case ou on veut jouer</text:p>
      <text:p text:style-name="P5"><text:tab/><text:tab/><text:tab/><text:tab/><text:tab/>afficher le score, nombre de joueur etc</text:p>
      <text:p text:style-name="P2"><text:tab/><text:tab/><text:tab/></text:p>
      <text:p text:style-name="P6">regles importante :<text:tab/>poser la billle sur une case libre et adjacent a une autre bille </text:p>
      <text:p text:style-name="P6"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1:30:35.754584964</meta:creation-date>
    <dc:date>2024-09-30T12:34:18.502007755</dc:date>
    <meta:editing-duration>PT5M56S</meta:editing-duration>
    <meta:editing-cycles>1</meta:editing-cycles>
    <meta:document-statistic meta:table-count="0" meta:image-count="0" meta:object-count="0" meta:page-count="1" meta:paragraph-count="22" meta:word-count="195" meta:character-count="1124" meta:non-whitespace-character-count="887"/>
    <meta:generator>LibreOffice/7.0.4.2$Linux_X86_64 LibreOffice_project/00$Build-2</meta:generator>
  </office:meta>
</office:document-meta>
</file>